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ÚMERO BINÁRIO</text:p>
          </table:table-cell>
          <table:table-cell table:style-name="ce1" office:value-type="string" calcext:value-type="string">
            <text:p>NÚMERO DECIMAL</text:p>
          </table:table-cell>
          <table:table-cell table:style-name="ce1" office:value-type="string" calcext:value-type="string">
            <text:p>NUMERO REAL</text:p>
          </table:table-cell>
          <table:table-cell table:style-name="ce1" office:value-type="string" calcext:value-type="string">
            <text:p>APTIDÃO</text:p>
          </table:table-cell>
        </table:table-row>
        <table:table-row table:style-name="ro1">
          <table:table-cell table:style-name="ce1" table:formula="of:=DEC2BIN([.B2])" office:value-type="string" office:string-value="0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([.B2]*(3/255)+-1)" office:value-type="float" office:value="-1" calcext:value-type="float">
            <text:p>-1</text:p>
          </table:table-cell>
          <table:table-cell table:style-name="ce1" table:formula="of:=([.C2]*SIN(10*[.C2])+1)" office:value-type="float" office:value="0.45597888911063" calcext:value-type="float">
            <text:p>0,4559788891</text:p>
          </table:table-cell>
        </table:table-row>
        <table:table-row table:style-name="ro1">
          <table:table-cell table:style-name="ce1" table:formula="of:=DEC2BIN([.B3])" office:value-type="string" office:string-value="100010" calcext:value-type="string">
            <text:p>100010</text:p>
          </table:table-cell>
          <table:table-cell table:style-name="ce1" office:value-type="float" office:value="34" calcext:value-type="float">
            <text:p>34</text:p>
          </table:table-cell>
          <table:table-cell table:style-name="ce3" table:formula="of:=([.B3]*(3/255)+-1)" office:value-type="float" office:value="-0.6" calcext:value-type="float">
            <text:p>-0,6</text:p>
          </table:table-cell>
          <table:table-cell table:style-name="ce1" table:formula="of:=([.C3]*SIN(10*[.C3])+1)" office:value-type="float" office:value="0.832350701080645" calcext:value-type="float">
            <text:p>0,8323507011</text:p>
          </table:table-cell>
        </table:table-row>
        <table:table-row table:style-name="ro1">
          <table:table-cell table:style-name="ce1" table:formula="of:=DEC2BIN([.B4])" office:value-type="string" office:string-value="1010111" calcext:value-type="string">
            <text:p>1010111</text:p>
          </table:table-cell>
          <table:table-cell table:style-name="ce1" office:value-type="float" office:value="87" calcext:value-type="float">
            <text:p>87</text:p>
          </table:table-cell>
          <table:table-cell table:style-name="ce3" table:formula="of:=([.B4]*(3/255)+-1)" office:value-type="float" office:value="0.0235294117647058" calcext:value-type="float">
            <text:p>0,0235294118</text:p>
          </table:table-cell>
          <table:table-cell table:style-name="ce1" table:formula="of:=([.C4]*SIN(10*[.C4])+1)" office:value-type="float" office:value="1.00548538844864" calcext:value-type="float">
            <text:p>1,0054853884</text:p>
          </table:table-cell>
        </table:table-row>
        <table:table-row table:style-name="ro1">
          <table:table-cell table:style-name="ce1" table:formula="of:=DEC2BIN([.B5])" office:value-type="string" office:string-value="10000001" calcext:value-type="string">
            <text:p>10000001</text:p>
          </table:table-cell>
          <table:table-cell table:style-name="ce1" office:value-type="float" office:value="129" calcext:value-type="float">
            <text:p>129</text:p>
          </table:table-cell>
          <table:table-cell table:style-name="ce3" table:formula="of:=([.B5]*(3/255)+-1)" office:value-type="float" office:value="0.517647058823529" calcext:value-type="float">
            <text:p>0,5176470588</text:p>
          </table:table-cell>
          <table:table-cell table:style-name="ce1" table:formula="of:=([.C5]*SIN(10*[.C5])+1)" office:value-type="float" office:value="0.537102909061866" calcext:value-type="float">
            <text:p>0,5371029091</text:p>
          </table:table-cell>
        </table:table-row>
        <table:table-row table:style-name="ro1">
          <table:table-cell table:style-name="ce1" table:formula="of:=DEC2BIN([.B6])" office:value-type="string" office:string-value="11110101" calcext:value-type="string">
            <text:p>11110101</text:p>
          </table:table-cell>
          <table:table-cell table:style-name="ce1" office:value-type="float" office:value="245" calcext:value-type="float">
            <text:p>245</text:p>
          </table:table-cell>
          <table:table-cell table:style-name="ce3" table:formula="of:=([.B6]*(3/255)+-1)" office:value-type="float" office:value="1.88235294117647" calcext:value-type="float">
            <text:p>1,8823529412</text:p>
          </table:table-cell>
          <table:table-cell table:style-name="ce1" table:formula="of:=([.C6]*SIN(10*[.C6])+1)" office:value-type="float" office:value="0.951014453513802" calcext:value-type="float">
            <text:p>0,9510144535</text:p>
          </table:table-cell>
        </table:table-row>
        <table:table-row table:style-name="ro1">
          <table:table-cell table:style-name="ce1" table:formula="of:=DEC2BIN([.B7])" office:value-type="string" office:string-value="11111111" calcext:value-type="string">
            <text:p>11111111</text:p>
          </table:table-cell>
          <table:table-cell table:style-name="ce1" office:value-type="float" office:value="255" calcext:value-type="float">
            <text:p>255</text:p>
          </table:table-cell>
          <table:table-cell table:style-name="ce3" table:formula="of:=([.B7]*(3/255)+-1)" office:value-type="float" office:value="2" calcext:value-type="float">
            <text:p>2</text:p>
          </table:table-cell>
          <table:table-cell table:style-name="ce1" table:formula="of:=([.C7]*SIN(10*[.C7])+1)" office:value-type="float" office:value="2.82589050145526" calcext:value-type="float">
            <text:p>2,8258905015</text:p>
          </table:table-cell>
        </table:table-row>
        <table:table-row table:style-name="ro1">
          <table:table-cell table:style-name="ce1" table:formula="of:=DEC2BIN([.B8])" office:value-type="string" office:string-value="1101111" calcext:value-type="string">
            <text:p>1101111</text:p>
          </table:table-cell>
          <table:table-cell table:style-name="ce1" office:value-type="float" office:value="111" calcext:value-type="float">
            <text:p>111</text:p>
          </table:table-cell>
          <table:table-cell table:style-name="ce3" table:formula="of:=([.B8]*(3/255)+-1)" office:value-type="float" office:value="0.305882352941176" calcext:value-type="float">
            <text:p>0,3058823529</text:p>
          </table:table-cell>
          <table:table-cell table:style-name="ce1" table:formula="of:=([.C8]*SIN(10*[.C8])+1)" office:value-type="float" office:value="1.02528871700664" calcext:value-type="float">
            <text:p>1,025288717</text:p>
          </table:table-cell>
        </table:table-row>
        <table:table-row table:style-name="ro1">
          <table:table-cell table:style-name="ce1" table:formula="of:=DEC2BIN([.B9])" office:value-type="string" office:string-value="11100" calcext:value-type="string">
            <text:p>11100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([.B9]*(3/255)+-1)" office:value-type="float" office:value="-0.670588235294118" calcext:value-type="float">
            <text:p>-0,6705882353</text:p>
          </table:table-cell>
          <table:table-cell table:style-name="ce1" table:formula="of:=([.C9]*SIN(10*[.C9])+1)" office:value-type="float" office:value="1.275089785325" calcext:value-type="float">
            <text:p>1,2750897853</text:p>
          </table:table-cell>
        </table:table-row>
        <table:table-row table:style-name="ro1">
          <table:table-cell table:style-name="ce1" table:formula="of:=DEC2BIN([.B10])" office:value-type="string" office:string-value="1001110" calcext:value-type="string">
            <text:p>1001110</text:p>
          </table:table-cell>
          <table:table-cell table:style-name="ce1" office:value-type="float" office:value="78" calcext:value-type="float">
            <text:p>78</text:p>
          </table:table-cell>
          <table:table-cell table:style-name="ce3" table:formula="of:=([.B10]*(3/255)+-1)" office:value-type="float" office:value="-0.0823529411764706" calcext:value-type="float">
            <text:p>-0,0823529412</text:p>
          </table:table-cell>
          <table:table-cell table:style-name="ce1" table:formula="of:=([.C10]*SIN(10*[.C10])+1)" office:value-type="float" office:value="1.06040992674198" calcext:value-type="float">
            <text:p>1,0604099267</text:p>
          </table:table-cell>
        </table:table-row>
        <table:table-row table:style-name="ro1">
          <table:table-cell table:style-name="ce1" table:formula="of:=DEC2BIN([.B11])" office:value-type="string" office:string-value="10100111" calcext:value-type="string">
            <text:p>10100111</text:p>
          </table:table-cell>
          <table:table-cell table:style-name="ce1" office:value-type="float" office:value="167" calcext:value-type="float">
            <text:p>167</text:p>
          </table:table-cell>
          <table:table-cell table:style-name="ce3" table:formula="of:=([.B11]*(3/255)+-1)" office:value-type="float" office:value="0.964705882352941" calcext:value-type="float">
            <text:p>0,9647058824</text:p>
          </table:table-cell>
          <table:table-cell table:style-name="ce1" table:formula="of:=([.C11]*SIN(10*[.C11])+1)" office:value-type="float" office:value="0.787325820997301" calcext:value-type="float">
            <text:p>0,787325821</text:p>
          </table:table-cell>
        </table:table-row>
        <table:table-row table:style-name="ro1">
          <table:table-cell table:style-name="ce1" table:formula="of:=DEC2BIN([.B12])" office:value-type="string" office:string-value="1001100" calcext:value-type="string">
            <text:p>1001100</text:p>
          </table:table-cell>
          <table:table-cell table:style-name="ce1" office:value-type="float" office:value="76" calcext:value-type="float">
            <text:p>76</text:p>
          </table:table-cell>
          <table:table-cell table:style-name="ce3" table:formula="of:=([.B12]*(3/255)+-1)" office:value-type="float" office:value="-0.105882352941177" calcext:value-type="float">
            <text:p>-0,1058823529</text:p>
          </table:table-cell>
          <table:table-cell table:style-name="ce1" table:formula="of:=([.C12]*SIN(10*[.C12])+1)" office:value-type="float" office:value="1.09230608960367" calcext:value-type="float">
            <text:p>1,0923060896</text:p>
          </table:table-cell>
        </table:table-row>
        <table:table-row table:style-name="ro1">
          <table:table-cell table:style-name="ce1" table:formula="of:=DEC2BIN([.B13])" office:value-type="string" office:string-value="10111" calcext:value-type="string">
            <text:p>10111</text:p>
          </table:table-cell>
          <table:table-cell table:style-name="ce1" office:value-type="float" office:value="23" calcext:value-type="float">
            <text:p>23</text:p>
          </table:table-cell>
          <table:table-cell table:style-name="ce3" table:formula="of:=([.B13]*(3/255)+-1)" office:value-type="float" office:value="-0.729411764705882" calcext:value-type="float">
            <text:p>-0,7294117647</text:p>
          </table:table-cell>
          <table:table-cell table:style-name="ce1" table:formula="of:=([.C13]*SIN(10*[.C13])+1)" office:value-type="float" office:value="1.61805053870428" calcext:value-type="float">
            <text:p>1,6180505387</text:p>
          </table:table-cell>
        </table:table-row>
        <table:table-row table:style-name="ro1">
          <table:table-cell table:style-name="ce1" table:formula="of:=DEC2BIN([.B14])" office:value-type="string" office:string-value="11000001" calcext:value-type="string">
            <text:p>11000001</text:p>
          </table:table-cell>
          <table:table-cell table:style-name="ce1" office:value-type="float" office:value="193" calcext:value-type="float">
            <text:p>193</text:p>
          </table:table-cell>
          <table:table-cell table:style-name="ce3" table:formula="of:=([.B14]*(3/255)+-1)" office:value-type="float" office:value="1.27058823529412" calcext:value-type="float">
            <text:p>1,2705882353</text:p>
          </table:table-cell>
          <table:table-cell table:style-name="ce1" table:formula="of:=([.C14]*SIN(10*[.C14])+1)" office:value-type="float" office:value="1.17668750925248" calcext:value-type="float">
            <text:p>1,1766875093</text:p>
          </table:table-cell>
        </table:table-row>
        <table:table-row table:style-name="ro1">
          <table:table-cell table:style-name="ce1" table:formula="of:=DEC2BIN([.B15])" office:value-type="string" office:string-value="10110" calcext:value-type="string">
            <text:p>10110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([.B15]*(3/255)+-1)" office:value-type="float" office:value="-0.741176470588235" calcext:value-type="float">
            <text:p>-0,7411764706</text:p>
          </table:table-cell>
          <table:table-cell table:style-name="ce1" table:formula="of:=([.C15]*SIN(10*[.C15])+1)" office:value-type="float" office:value="1.6698791211864" calcext:value-type="float">
            <text:p>1,6698791212</text:p>
          </table:table-cell>
        </table:table-row>
        <table:table-row table:style-name="ro1">
          <table:table-cell table:style-name="ce1" table:formula="of:=DEC2BIN([.B16])" office:value-type="string" office:string-value="100101" calcext:value-type="string">
            <text:p>100101</text:p>
          </table:table-cell>
          <table:table-cell table:style-name="ce1" office:value-type="float" office:value="37" calcext:value-type="float">
            <text:p>37</text:p>
          </table:table-cell>
          <table:table-cell table:style-name="ce3" table:formula="of:=([.B16]*(3/255)+-1)" office:value-type="float" office:value="-0.564705882352941" calcext:value-type="float">
            <text:p>-0,5647058824</text:p>
          </table:table-cell>
          <table:table-cell table:style-name="ce1" table:formula="of:=([.C16]*SIN(10*[.C16])+1)" office:value-type="float" office:value="0.664517249182229" calcext:value-type="float">
            <text:p>0,6645172492</text:p>
          </table:table-cell>
        </table:table-row>
        <table:table-row table:style-name="ro1">
          <table:table-cell table:style-name="ce1" table:formula="of:=DEC2BIN([.B17])" office:value-type="string" office:string-value="11011110" calcext:value-type="string">
            <text:p>11011110</text:p>
          </table:table-cell>
          <table:table-cell table:style-name="ce1" office:value-type="float" office:value="222" calcext:value-type="float">
            <text:p>222</text:p>
          </table:table-cell>
          <table:table-cell table:style-name="ce3" table:formula="of:=([.B17]*(3/255)+-1)" office:value-type="float" office:value="1.61176470588235" calcext:value-type="float">
            <text:p>1,6117647059</text:p>
          </table:table-cell>
          <table:table-cell table:style-name="ce1" table:formula="of:=([.C17]*SIN(10*[.C17])+1)" office:value-type="float" office:value="0.358003000776076" calcext:value-type="float">
            <text:p>0,3580030008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IMEIRA ITERAÇÃO</text:p>
          </table:table-cell>
          <table:covered-table-cell table:number-columns-repeated="3" table:style-name="ce1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0:24:54.958264683</meta:creation-date>
    <meta:generator>LibreOffice/4.2.8.2$Linux_X86_64 LibreOffice_project/420m0$Build-2</meta:generator>
    <dc:date>2015-11-04T20:43:47.854759505</dc:date>
    <meta:editing-duration>PT2M33S</meta:editing-duration>
    <meta:editing-cycles>2</meta:editing-cycles>
    <meta:document-statistic meta:table-count="1" meta:cell-count="69" meta:object-count="0"/>
  </office:meta>
</office:document-meta>
</file>